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9.60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521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none" fo:border-right="none" fo:border-top="none"/>
      <style:text-properties style:text-underline-style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campUpgrades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lag (uint32)</text:p>
          </table:table-cell>
          <table:table-cell table:style-name="ce3"/>
          <table:table-cell table:style-name="ce1" table:number-columns-repeated="1022"/>
        </table:table-row>
        <table:table-row table:style-name="ro2">
          <table:table-cell office:value-type="string">
            <text:p>window.story.state.DngSY.campUpgrad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ire</text:p>
          </table:table-cell>
          <table:table-cell office:value-type="string">
            <text:p>0 = nothi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 = fir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2 = kettle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>
            <text:p>8 = Pa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ousing</text:p>
          </table:table-cell>
          <table:table-cell office:value-type="string">
            <text:p>1 = windscreen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cations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lag (uint32)</text:p>
          </table:table-cell>
          <table:table-cell table:style-name="ce3"/>
          <table:table-cell table:style-name="ce1" table:number-columns-repeated="1022"/>
        </table:table-row>
        <table:table-row table:style-name="ro2">
          <table:table-cell office:value-type="string">
            <text:p>window.story.state.Known.places.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tation" table:style-name="ta1" table:print="false">
        <table:table-column table:style-name="co4" table:default-cell-style-name="Default"/>
        <table:table-column table:style-name="co3" table:number-columns-repeated="1023" table:default-cell-style-name="Default"/>
        <table:table-row table:style-name="ro3">
          <table:table-cell table:style-name="ce5" office:value-type="string">
            <text:p>Description</text:p>
          </table:table-cell>
          <table:table-cell table:style-name="ce5"/>
          <table:table-cell table:style-name="ce5" office:value-type="string">
            <text:p>Magnitude</text:p>
          </table:table-cell>
          <table:table-cell table:style-name="ce5" office:value-type="string">
            <text:p>Triggers</text:p>
          </table:table-cell>
          <table:table-cell table:style-name="ce5" office:value-type="string">
            <text:p>Bodypart</text:p>
          </table:table-cell>
          <table:table-cell table:style-name="ce5" table:number-columns-repeated="1019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"/>
          <table:table-cell office:value-type="float" office:value="-4">
            <text:p>-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3">
            <text:p>-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2">
            <text:p>-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nly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3">
          <table:table-cell office:value-type="string">
            <text:p>BreastSize</text:p>
          </table:table-cell>
          <table:table-cell office:value-type="string">
            <text:p>fla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m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verag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large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i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hunk</text:p>
          </table:table-cell>
          <table:table-cell office:value-type="float" office:value="-5">
            <text:p>-5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nly</text:p>
          </table:table-cell>
          <table:table-cell office:value-type="float" office:value="-4">
            <text:p>-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oyish</text:p>
          </table:table-cell>
          <table:table-cell office:value-type="float" office:value="-3">
            <text:p>-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-2">
            <text:p>-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ndrogyn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3">
          <table:table-cell office:value-type="string">
            <text:p>Bodyshape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irlish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</table:table>
      <table:table table:name="Recipes" table:style-name="ta1" table:print="false">
        <table:table-column table:style-name="co3" table:default-cell-style-name="Default"/>
        <table:table-row table:style-name="ro3">
          <table:table-cell/>
        </table:table-row>
        <table:table-row table:style-name="ro2">
          <table:table-cell office:value-type="string">
            <text:p>window.story.state.Known.recip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4">14.12.2022</text:date>, <text:time>15:2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30M16S</meta:editing-duration>
    <meta:editing-cycles>11</meta:editing-cycles>
    <meta:generator>OpenOffice/4.1.11$Win32 OpenOffice.org_project/4111m1$Build-9808</meta:generator>
    <dc:date>2022-12-14T15:20:53.43</dc:date>
    <dc:creator>jk jk</dc:creator>
    <meta:document-statistic meta:table-count="4" meta:cell-count="48" meta:object-count="0"/>
    <meta:user-defined meta:name="Info 1"/>
    <meta:user-defined meta:name="Info 2"/>
    <meta:user-defined meta:name="Info 3"/>
    <meta:user-defined meta:name="Info 4"/>
  </office:meta>
</office:document-meta>
</file>